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rge k sorted arrays | Set 2 (Different Sized Arrays)</text:h>
      <text:p text:style-name="Text_20_body">Given k sorted arrays of possibly different sizes, merge them and print the sorted output.<text:line-break/>Examples: <text:line-break/> </text:p>
      <text:p text:style-name="Preformatted_20_Text">Input: k = 3 </text:p>
      <text:p text:style-name="Preformatted_20_Text"><text:s text:c="6"/>arr[][] = { {1, 3},</text:p>
      <text:p text:style-name="Preformatted_20_Text"><text:s text:c="18"/>{2, 4, 6},</text:p>
      <text:p text:style-name="Preformatted_20_Text"><text:s text:c="18"/>{0, 9, 10, 11}} ;</text:p>
      <text:p text:style-name="Preformatted_20_Text">Output: 0 1 2 3 4 6 9 10 11 </text:p>
      <text:p text:style-name="Preformatted_20_Text"/>
      <text:p text:style-name="Preformatted_20_Text">Input: k = 2</text:p>
      <text:p text:style-name="Preformatted_20_Text"><text:s text:c="6"/>arr[][] = { {1, 3, 20},</text:p>
      <text:p text:style-name="Preformatted_20_Text"><text:s text:c="18"/>{2, 4, 6}} ;</text:p>
      <text:p text:style-name="P1">Output: 1 2 3 4 6 20 </text:p>
      <text:p text:style-name="Standard"/>
      <text:p text:style-name="Standard">A <text:span text:style-name="Strong_20_Emphasis">simple solution</text:span> is to create an output array and and one by one copy all arrays to it. Finally, sort the output array using. This approach takes O(N Logn N) time where N is count of all elements.<text:line-break/>An <text:span text:style-name="Strong_20_Emphasis">efficient solution</text:span> is to use heap data structure. The time complexity of heap based solution is O(N Log k).<text:line-break/>1. Create an output array. <text:line-break/>2. Create a min heap of size k and insert 1st element in all the arrays into the heap <text:line-break/>3. Repeat following steps while priority queue is not empty. <text:line-break/>…..a) Remove minimum element from heap (minimum is always at root) and store it in output array. <text:line-break/>…..b) Insert next element from the array from which the element is extracted. If the array doesn’t have any more elements, then do nothing.</text:p>
      <text:p text:style-name="Standard"/>
      <text:p text:style-name="Standard"># merge function merge two arrays</text:p>
      <text:p text:style-name="Standard"># of different or same length</text:p>
      <text:p text:style-name="Standard"># if n = max(n1, n2)</text:p>
      <text:p text:style-name="Standard"># time complexity of merge is (o(n log(n)))</text:p>
      <text:p text:style-name="Standard"/>
      <text:p text:style-name="Standard">from heapq import merge</text:p>
      <text:p text:style-name="Standard"/>
      <text:p text:style-name="Standard"># function for meging k arrays</text:p>
      <text:p text:style-name="Standard">def mergeK(arr, k):</text:p>
      <text:p text:style-name="Standard"><text:tab/></text:p>
      <text:p text:style-name="Standard"><text:tab/>l = arr[0]</text:p>
      <text:p text:style-name="Standard"><text:tab/>for i in range(k-1):</text:p>
      <text:p text:style-name="Standard"><text:tab/><text:tab/></text:p>
      <text:p text:style-name="Standard"><text:tab/><text:tab/># when k = 0 it merge arr[1]</text:p>
      <text:p text:style-name="Standard"><text:tab/><text:tab/># with arr[0] here in l arr[0]</text:p>
      <text:p text:style-name="Standard"><text:tab/><text:tab/># is stored</text:p>
      <text:p text:style-name="Standard"><text:tab/><text:tab/>l = list(merge(l, arr[i + 1]))</text:p>
      <text:p text:style-name="Standard"><text:tab/>return l</text:p>
      <text:p text:style-name="Standard"/>
      <text:p text:style-name="Standard"># for printing array</text:p>
      <text:p text:style-name="Standard">def printArray(arr):</text:p>
      <text:p text:style-name="Standard"><text:soft-page-break/><text:tab/>print(*arr)</text:p>
      <text:p text:style-name="Standard"/>
      <text:p text:style-name="Standard"/>
      <text:p text:style-name="Standard"># driver code</text:p>
      <text:p text:style-name="Standard">arr =[[2, 6, 12 ],</text:p>
      <text:p text:style-name="Standard"><text:tab/>[ 1, 9 ],</text:p>
      <text:p text:style-name="Standard"><text:tab/>[23, 34, 90, 2000 ]]</text:p>
      <text:p text:style-name="Standard">k = 3</text:p>
      <text:p text:style-name="Standard"/>
      <text:p text:style-name="Standard">l = mergeK(arr, k)</text:p>
      <text:p text:style-name="Standard"/>
      <text:p text:style-name="Standard">printArray(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00:12:10.911744919</meta:creation-date>
    <dc:date>2021-07-21T00:19:02.691293341</dc:date>
    <meta:editing-duration>PT7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312" meta:character-count="1599" meta:non-whitespace-character-count="1230"/>
  </office:meta>
</office:document-meta>
</file>